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0.9847in" fo:text-indent="0.4923in">
        <style:tab-stops/>
      </style:paragraph-properties>
    </style:style>
    <style:style style:name="P3" style:parent-style-name="Normal" style:family="paragraph">
      <style:paragraph-properties fo:margin-left="0.9847in" fo:text-indent="0.4923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<draw:frame draw:style-name="a0" draw:transform="translate(-0.9212in -1.45049in) rotate(-4.71239) translate(0.9212in 1.45049in)" draw:name="Resim 2" text:anchor-type="as-char" svg:width="1.84239in" svg:height="2.90098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/>
      <text:p text:style-name="P3"><draw:frame draw:style-name="a1" draw:name="Resim 3" text:anchor-type="as-char" svg:x="0in" svg:y="0in" svg:width="3.04484in" svg:height="1.92292in" style:rel-width="scale" style:rel-height="scale"><draw:image xlink:href="media/image2.jpe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text:list-style style:name="WWNum3" style:display-name="WWNum3">
      <text:list-level-style-number text:level="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</meta:initial-creator>
    <dc:creator>m</dc:creator>
    <meta:creation-date>2023-07-24T11:31:00Z</meta:creation-date>
    <dc:date>2023-07-24T11:40:00Z</dc:date>
    <meta:print-date>2023-04-24T11:12:00Z</meta:print-date>
    <meta:template xlink:href="Normal" xlink:type="simple"/>
    <meta:editing-cycles>3</meta:editing-cycles>
    <meta:editing-duration>PT540S</meta:editing-duration>
    <meta:document-statistic meta:page-count="1" meta:paragraph-count="1" meta:word-count="1" meta:character-count="7" meta:row-count="1" meta:non-whitespace-character-count="7"/>
  </office:meta>
</office:document-meta>
</file>